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80" draw:fill="gradient" draw:fill-color="#4700b8" draw:fill-gradient-name="Gradient_20_1" draw:opacity="50%" draw:textarea-vertical-align="middle" draw:auto-grow-height="false" fo:min-height="0.749cm" fo:min-width="0.499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8pt" fo:font-style="italic" fo:text-shadow="1pt 1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style="normal" fo:text-shadow="none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0pt" fo:font-style="italic" fo:text-shadow="1pt 1pt" fo:font-weight="bold"/>
    </style:style>
    <style:style style:name="T3" style:family="text">
      <style:text-properties fo:font-size="14pt" fo:font-style="italic" fo:text-shadow="1pt 1pt" fo:font-weight="bold"/>
    </style:style>
    <style:style style:name="T4" style:family="text">
      <style:text-properties fo:font-size="14pt" fo:font-style="normal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4.2cm" svg:height="1.5cm" svg:x="20.959cm" svg:y="1.90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1.95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4.1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17.55cm" svg:x="1cm" svg:y="1.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2cm" svg:height="3cm" svg:x="8cm" svg:y="5.85cm">
          <text:p text:style-name="P1"><text:span text:style-name="T2">Call(</text:span><text:span text:style-name="T3"> </text:span><text:span text:style-name="T4">servicio + datos consulta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5cm" svg:height="17.55cm" svg:x="20.5cm" svg:y="1.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draw:layer="layout" svg:width="12cm" svg:height="3cm" svg:x="8cm" svg:y="11.65cm">
          <text:p text:style-name="P1"><text:span text:style-name="T4">respuesta + datos-resp</text:span></text:p>
          <draw:enhanced-geometry draw:mirror-horizontal="true" draw:mirror-vertical="fals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8:51:53</dc:date>
    <dc:language>es-ES</dc:language>
    <meta:editing-cycles>12</meta:editing-cycles>
    <meta:editing-duration>PT24M3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